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/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G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number-columns-repeated="2"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number-columns-repeated="2" table:style-name="ce13" table:content-validation-name="val1" office:value-type="string" calcext:value-type="string">
            <text:p>1</text:p>
          </table:table-cell>
          <table:table-cell table:number-columns-repeated="2"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46:51.512072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20:29:52</meta:creation-date>
    <meta:initial-creator>openpyxl</meta:initial-creator>
    <dc:language>de-DE</dc:language>
    <dc:date>2022-01-07T16:46:56.629357663</dc:date>
    <meta:editing-cycles>69</meta:editing-cycles>
    <meta:editing-duration>PT44M51S</meta:editing-duration>
    <meta:generator>LibreOffice/7.0.4.2$Linux_X86_64 LibreOffice_project/00$Build-2</meta:generator>
    <meta:document-statistic meta:table-count="1" meta:cell-count="97" meta:object-count="0"/>
    <meta:user-defined meta:name="AppVersion">3.0</meta:user-defined>
  </office:meta>
</office:document-meta>
</file>